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cell-content()=&quot;OK&quot;" style:apply-style-name="Good" style:base-cell-address="Sheet1.C36"/>
      <style:map style:condition="cell-content()=&quot;RANGE ERR&quot;" style:apply-style-name="Bad" style:base-cell-address="Sheet1.C36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FCLK</text:p>
          </table:table-cell>
          <table:table-cell table:style-name="ce3" office:value-type="float" office:value="72000000" calcext:value-type="float">
            <text:p>72.00E+0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string" calcext:value-type="string">
            <text:p>DAC BITS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2"/>
          <table:table-cell table:style-name="ce3"/>
          <table:table-cell table:number-columns-repeated="22"/>
        </table:table-row>
        <table:table-row table:style-name="ro1">
          <table:table-cell table:style-name="ce1" office:value-type="string" calcext:value-type="string" table:number-columns-spanned="6" table:number-rows-spanned="1">
            <text:p>DAC DMA value calculator</text:p>
          </table:table-cell>
          <table:covered-table-cell table:number-columns-repeated="2" table:style-name="ce3"/>
          <table:covered-table-cell table:number-columns-repeated="3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------target-------</text:p>
          </table:table-cell>
          <table:covered-table-cell/>
          <table:table-cell table:number-columns-repeated="23"/>
        </table:table-row>
        <table:table-row table:style-name="ro1">
          <table:table-cell office:value-type="string" calcext:value-type="string">
            <text:p>Target Freq</text:p>
          </table:table-cell>
          <table:table-cell table:style-name="ce3" office:value-type="float" office:value="10000" calcext:value-type="float">
            <text:p>10.00E+0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 Sam.</text:p>
          </table:table-cell>
          <table:table-cell office:value-type="float" office:value="64" calcext:value-type="float">
            <text:p>6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 Freq</text:p>
          </table:table-cell>
          <table:table-cell table:style-name="ce3" table:formula="of:=[.B6]*[.B7]" office:value-type="float" office:value="640000" calcext:value-type="float">
            <text:p>640.00E+0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ips</text:p>
          </table:table-cell>
          <table:table-cell table:formula="of:=[.B1]/[.B8]" office:value-type="float" office:value="112.5" calcext:value-type="float">
            <text:p>112.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ple bytes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em Req</text:p>
          </table:table-cell>
          <table:table-cell table:formula="of:=[.B7]*[.B10]" office:value-type="float" office:value="128" calcext:value-type="float">
            <text:p>128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6" office:value-type="string" calcext:value-type="string" table:number-columns-spanned="2" table:number-rows-spanned="1">
            <text:p>------actual-------</text:p>
          </table:table-cell>
          <table:covered-table-cell/>
          <table:table-cell table:number-columns-repeated="23"/>
        </table:table-row>
        <table:table-row table:style-name="ro1">
          <table:table-cell office:value-type="string" calcext:value-type="string">
            <text:p>Skips</text:p>
          </table:table-cell>
          <table:table-cell table:formula="of:=ROUND([.B9])" office:value-type="float" office:value="113" calcext:value-type="float">
            <text:p>11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am Freq</text:p>
          </table:table-cell>
          <table:table-cell table:formula="of:=[.B1]/[.B14]" office:value-type="float" office:value="637168.14159292" calcext:value-type="float">
            <text:p>637168.1415929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ut Freq</text:p>
          </table:table-cell>
          <table:table-cell table:formula="of:=[.B15]/[.B7]" office:value-type="float" office:value="9955.75221238938" calcext:value-type="float">
            <text:p>9955.7522123893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rror %</text:p>
          </table:table-cell>
          <table:table-cell table:formula="of:=([.B16]-[.B6])/[.B6]*100" office:value-type="float" office:value="-0.442477876106186" calcext:value-type="float">
            <text:p>-0.442477876106186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6" table:number-rows-spanned="1">
            <text:p>Sample value to data value</text:p>
          </table:table-cell>
          <table:covered-table-cell table:number-columns-repeated="5" table:style-name="ce6"/>
          <table:table-cell table:number-columns-repeated="19"/>
        </table:table-row>
        <table:table-row table:style-name="ro1">
          <table:table-cell office:value-type="string" calcext:value-type="string">
            <text:p>Sample (v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OR([.B20]&lt;-[.B22];[.B20]&gt;[.B22]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Gain (0/1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NOT(OR([.B21]=0;[.B21]=1)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Amp Limit</text:p>
          </table:table-cell>
          <table:table-cell table:style-name="ce2" table:formula="of:=CHOOSE([.B21]+1;5;0.5)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Sample Val</text:p>
          </table:table-cell>
          <table:table-cell table:style-name="ce2" table:formula="of:=ROUND(([.B20]/[.B22]+1)/2*2^[.B2])" office:value-type="float" office:value="2048" calcext:value-type="float">
            <text:p>2048</text:p>
          </table:table-cell>
          <table:table-cell table:style-name="ce2" table:number-columns-repeated="3"/>
          <table:table-cell table:style-name="ce11"/>
          <table:table-cell table:number-columns-repeated="19"/>
        </table:table-row>
        <table:table-row table:style-name="ro1">
          <table:table-cell office:value-type="string" calcext:value-type="string">
            <text:p>Max err (mV)</text:p>
          </table:table-cell>
          <table:table-cell table:formula="of:=10/2^[.B2]*1000" office:value-type="float" office:value="2.44140625" calcext:value-type="float">
            <text:p>2.44140625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6" table:number-rows-spanned="1">
            <text:p>Offset PWM ARR calculator</text:p>
          </table:table-cell>
          <table:covered-table-cell table:number-columns-repeated="2" table:style-name="ce6"/>
          <table:covered-table-cell table:number-columns-repeated="3"/>
          <table:table-cell table:number-columns-repeated="19"/>
        </table:table-row>
        <table:table-row table:style-name="ro1">
          <table:table-cell/>
          <table:table-cell table:style-name="ce2" table:number-columns-repeated="2"/>
          <table:table-cell table:number-columns-repeated="22"/>
        </table:table-row>
        <table:table-row table:style-name="ro1">
          <table:table-cell office:value-type="string" calcext:value-type="string">
            <text:p>BITS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ARR</text:p>
          </table:table-cell>
          <table:table-cell table:style-name="ce2" table:formula="of:=2^[.B28]" office:value-type="float" office:value="4096" calcext:value-type="float">
            <text:p>4096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FCLK</text:p>
          </table:table-cell>
          <table:table-cell table:style-name="ce3" table:formula="of:=[.B1]" office:value-type="float" office:value="72000000" calcext:value-type="float">
            <text:p>72.00E+06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FPWM</text:p>
          </table:table-cell>
          <table:table-cell table:style-name="ce4" table:formula="of:=[.B30]/(([.B29]+1)*(0+1))" office:value-type="float" office:value="17573.8345130583" calcext:value-type="float">
            <text:p>17.57E+03</text:p>
          </table:table-cell>
          <table:table-cell table:style-name="ce2"/>
          <table:table-cell table:number-columns-repeated="22"/>
        </table:table-row>
        <table:table-row table:style-name="ro1">
          <table:table-cell office:value-type="string" calcext:value-type="string">
            <text:p>V res (mV)</text:p>
          </table:table-cell>
          <table:table-cell table:style-name="ce2" table:formula="of:=10/[.B29]*1000" office:value-type="float" office:value="2.44140625" calcext:value-type="float">
            <text:p>2.44140625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6" table:number-rows-spanned="1">
            <text:p>Offset voltage → CCR calculator</text:p>
          </table:table-cell>
          <table:covered-table-cell/>
          <table:covered-table-cell table:number-columns-repeated="4" table:style-name="ce6"/>
          <table:table-cell table:number-columns-repeated="19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ffset (v)</text:p>
          </table:table-cell>
          <table:table-cell table:style-name="ce2" office:value-type="float" office:value="-1.1" calcext:value-type="float">
            <text:p>-1.1</text:p>
          </table:table-cell>
          <table:table-cell table:style-name="ce10" table:formula="of:=CHOOSE(OR([.B36]&lt;-5;[.B36]&gt;5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Offset (%)</text:p>
          </table:table-cell>
          <table:table-cell table:style-name="ce2" table:formula="of:=(-[.B36]+5)/10*100" office:value-type="float" office:value="61" calcext:value-type="float">
            <text:p>61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CCR</text:p>
          </table:table-cell>
          <table:table-cell table:style-name="ce2" table:formula="of:=[.B29]*[.B37]/100" office:value-type="float" office:value="2498.56" calcext:value-type="float">
            <text:p>2498.56</text:p>
          </table:table-cell>
          <table:table-cell table:style-name="ce2" table:number-columns-repeated="4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 table:number-columns-spanned="6" table:number-rows-spanned="1">
            <text:p>PCB Output Voltage calculator</text:p>
          </table:table-cell>
          <table:covered-table-cell table:number-columns-repeated="5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Offset (%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OR([.B42]&lt;0;[.B42]&gt;100)+1;&quot;OK&quot;;&quot;RANGE ERR&quot;)" office:value-type="string" office:string-value="OK" calcext:value-type="string">
            <text:p>OK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ample (v)</text:p>
          </table:table-cell>
          <table:table-cell table:style-name="ce2" office:value-type="float" office:value="1.65" calcext:value-type="float">
            <text:p>1.65</text:p>
          </table:table-cell>
          <table:table-cell table:style-name="ce10" table:formula="of:=CHOOSE(OR([.B43]&lt;0;[.B43]&gt;3.3)+1;&quot;OK&quot;;&quot;RANGE ERR&quot;)" office:value-type="string" office:string-value="OK" calcext:value-type="string">
            <text:p>OK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ain (0/1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NOT(OR([.B44]=0;[.B44]=1))+1;&quot;OK&quot;;&quot;RANGE ERR&quot;)" office:value-type="string" office:string-value="OK" calcext:value-type="string">
            <text:p>OK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ain FB (ohm)</text:p>
          </table:table-cell>
          <table:table-cell table:style-name="ce2" table:formula="of:=CHOOSE([.B44]+1;10;1)"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utput (v)</text:p>
          </table:table-cell>
          <table:table-cell table:style-name="ce2" table:formula="of:=[.K54]"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Offset (%)</text:p>
          </table:table-cell>
          <table:table-cell table:style-name="ce2" table:formula="of:=[.B42]" office:value-type="float" office:value="0" calcext:value-type="float">
            <text:p>0</text:p>
          </table:table-cell>
          <table:table-cell table:style-name="ce2" office:value-type="string" calcext:value-type="string">
            <text:p>Offset (v)</text:p>
          </table:table-cell>
          <table:table-cell table:style-name="ce2" table:formula="of:=[.E48]/100*3.3" office:value-type="float" office:value="0" calcext:value-type="float">
            <text:p>0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 <text:s text:c="3"/></text:p>
          </table:table-cell>
          <table:table-cell table:style-name="ce2" table:number-columns-repeated="3"/>
          <table:table-cell table:number-columns-repeated="13"/>
        </table:table-row>
        <table:table-row table:style-name="ro1">
          <table:table-cell table:style-name="ce2" table:number-columns-repeated="7"/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|</text:p>
          </table:table-cell>
          <table:table-cell table:style-name="ce2" table:number-columns-repeated="3"/>
          <table:table-cell table:number-columns-repeated="13"/>
        </table:table-row>
        <table:table-row table:style-name="ro1">
          <table:table-cell table:style-name="ce2" table:number-columns-repeated="7"/>
          <table:table-cell/>
          <table:table-cell table:style-name="ce2" office:value-type="string" calcext:value-type="string">
            <text:p>|</text:p>
          </table:table-cell>
          <table:table-cell table:style-name="ce2" table:number-columns-repeated="16"/>
        </table:table-row>
        <table:table-row table:style-name="ro1">
          <table:table-cell table:style-name="ce2"/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---&lt;R FB&gt;---</text:p>
          </table:table-cell>
          <table:table-cell table:style-name="ce2" office:value-type="string" calcext:value-type="string">
            <text:p>----| <text:s text:c="2"/>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 <text:s text:c="2"/>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11" table:formula="of:=[.B45]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|</text:p>
          </table:table-cell>
          <table:table-cell table:style-name="ce2" table:number-columns-repeated="2"/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|</text:p>
          </table:table-cell>
          <table:table-cell table:style-name="ce2" table:number-columns-repeated="14"/>
        </table:table-row>
        <table:table-row table:style-name="ro1">
          <table:table-cell table:style-name="ce2" office:value-type="string" calcext:value-type="string">
            <text:p>Sample (v)</text:p>
          </table:table-cell>
          <table:table-cell table:style-name="ce2" table:formula="of:=[.B43]" office:value-type="float" office:value="1.65" calcext:value-type="float">
            <text:p>1.6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INV AMP</text:p>
          </table:table-cell>
          <table:table-cell table:style-name="ce2" table:formula="of:=-[.E52]*([.B51]/[.C52]+[.B54]/[.C55])" office:value-type="float" office:value="-0" calcext:value-type="float">
            <text:p>0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INV AMP</text:p>
          </table:table-cell>
          <table:table-cell table:style-name="ce2" table:formula="of:=-[.J52]*([.G48]/[.H49]+[.G51]/[.H52]+[.F54]/[.H55])" office:value-type="float" office:value="5" calcext:value-type="float">
            <text:p>5</text:p>
          </table:table-cell>
          <table:table-cell table:style-name="ce2" office:value-type="string" calcext:value-type="string">
            <text:p>(Output)</text:p>
          </table:table-cell>
          <table:table-cell table:number-columns-repeated="12"/>
          <table:table-cell table:style-name="ce2"/>
        </table:table-row>
        <table:table-row table:style-name="ro1">
          <table:table-cell table:style-name="ce2" table:number-columns-repeated="2"/>
          <table:table-cell table:style-name="ce2" office:value-type="float" office:value="3.3" calcext:value-type="float">
            <text:p>3.3</text:p>
          </table:table-cell>
          <table:table-cell table:style-name="ce2" table:number-columns-repeated="2"/>
          <table:table-cell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/>
          <table:table-cell table:style-name="ce2"/>
          <table:table-cell table:number-columns-repeated="12"/>
          <table:table-cell table:style-name="ce2"/>
        </table:table-row>
        <table:table-row table:style-name="ro1">
          <table:table-cell/>
          <table:table-cell table:style-name="ce2" table:number-columns-repeated="2"/>
          <table:table-cell table:number-columns-repeated="21"/>
          <table:table-cell table:style-name="ce2"/>
        </table:table-row>
        <table:table-row table:style-name="ro1" table:number-rows-repeated="4">
          <table:table-cell table:number-columns-repeated="24"/>
          <table:table-cell table:style-name="ce2"/>
        </table:table-row>
        <table:table-row table:style-name="ro1" table:number-rows-repeated="2">
          <table:table-cell table:number-columns-repeated="12"/>
          <table:table-cell table:style-name="ce2" table:number-columns-repeated="13"/>
        </table:table-row>
        <table:table-row table:style-name="ro1" table:number-rows-repeated="2">
          <table:table-cell table:number-columns-repeated="6"/>
          <table:table-cell table:style-name="ce2" table:number-columns-repeated="19"/>
        </table:table-row>
        <table:table-row table:style-name="ro1" table:number-rows-repeated="2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15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6"/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2" table:number-columns-repeated="10"/>
          <table:table-cell table:number-columns-repeated="9"/>
        </table:table-row>
        <table:table-row table:style-name="ro1">
          <table:table-cell/>
          <table:table-cell table:style-name="ce2" table:number-columns-repeated="15"/>
          <table:table-cell table:number-columns-repeated="9"/>
        </table:table-row>
        <calcext:conditional-formats>
          <calcext:conditional-format calcext:target-range-address="Sheet1.C36:Sheet1.C36 Sheet1.C42:Sheet1.C44 Sheet1.C20:Sheet1.C21">
            <calcext:condition calcext:apply-style-name="Good" calcext:value="=&quot;OK&quot;" calcext:base-cell-address="Sheet1.C36"/>
            <calcext:condition calcext:apply-style-name="Bad" calcext:value="=&quot;RANGE ERR&quot;" calcext:base-cell-address="Sheet1.C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21:38:51.6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2.1$Windows_X86_64 LibreOffice_project/56f7684011345957bbf33a7ee678afaf4d2ba333</meta:generator>
    <dc:date>2023-10-14T14:09:25.862000000</dc:date>
    <meta:editing-duration>PT18H44M4S</meta:editing-duration>
    <meta:editing-cycles>19</meta:editing-cycles>
    <meta:document-statistic meta:table-count="1" meta:cell-count="118" meta:object-count="0"/>
  </office:meta>
</office:document-meta>
</file>